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R10" svg:font-family="CMR10"/>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b953d" officeooo:paragraph-rsid="000b953d"/>
    </style:style>
    <style:style style:name="P2" style:family="paragraph" style:parent-style-name="Standard">
      <style:text-properties officeooo:rsid="00256605" officeooo:paragraph-rsid="00256605"/>
    </style:style>
    <style:style style:name="P3" style:family="paragraph" style:parent-style-name="Standard">
      <style:paragraph-properties fo:text-align="start" style:justify-single-word="false"/>
      <style:text-properties officeooo:rsid="00256605" officeooo:paragraph-rsid="00256605"/>
    </style:style>
    <style:style style:name="P4" style:family="paragraph" style:parent-style-name="Standard">
      <style:paragraph-properties fo:text-align="center" style:justify-single-word="false"/>
      <style:text-properties fo:font-size="16pt" fo:font-weight="bold" officeooo:rsid="000b953d" officeooo:paragraph-rsid="000b953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0b953d" officeooo:paragraph-rsid="000b953d" style:font-size-asian="16pt" style:font-weight-asian="bold" style:font-size-complex="16pt" style:font-weight-complex="bold"/>
    </style:style>
    <style:style style:name="P6" style:family="paragraph" style:parent-style-name="Standard">
      <style:text-properties officeooo:paragraph-rsid="00270d5c"/>
    </style:style>
    <style:style style:name="P7"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text-properties style:text-position="sub 58%" style:font-name="Helvetica" fo:font-size="11pt" style:text-underline-style="solid" style:text-underline-width="auto" style:text-underline-color="font-color" fo:font-weight="bold" officeooo:rsid="0068301e" officeooo:paragraph-rsid="00288a3a" style:font-size-asian="11pt" style:font-weight-asian="bold" style:font-size-complex="11pt" style:font-weight-complex="bold"/>
    </style:style>
    <style:style style:name="P9" style:family="paragraph" style:parent-style-name="Standard">
      <style:text-properties style:font-name="Liberation Serif" fo:font-size="12pt" style:text-underline-style="solid" style:text-underline-width="auto" style:text-underline-color="font-color" fo:font-weight="bold" officeooo:rsid="000cf86c" officeooo:paragraph-rsid="00288a3a" style:font-size-asian="12pt" style:font-weight-asian="bold" style:font-size-complex="12pt" style:font-weight-complex="bold"/>
    </style:style>
    <style:style style:name="P10" style:family="paragraph" style:parent-style-name="Standard">
      <style:text-properties style:font-name="Liberation Serif" fo:font-size="12pt" style:text-underline-style="none" fo:font-weight="bold" officeooo:rsid="007c357e" officeooo:paragraph-rsid="007c357e" style:font-size-asian="12pt" style:font-weight-asian="bold" style:font-size-complex="12pt" style:font-weight-complex="bold"/>
    </style:style>
    <style:style style:name="P11" style:family="paragraph" style:parent-style-name="Standard">
      <style:text-properties style:font-name="Liberation Serif" fo:font-size="12pt" style:text-underline-style="none" fo:font-weight="normal" officeooo:rsid="007c357e" officeooo:paragraph-rsid="007c357e" style:font-size-asian="12pt" style:font-weight-asian="normal" style:font-size-complex="12pt" style:font-weight-complex="normal"/>
    </style:style>
    <style:style style:name="P12" style:family="paragraph" style:parent-style-name="Standard">
      <style:text-properties style:font-name="Liberation Serif" fo:font-size="12pt" style:font-size-asian="12pt" style:font-size-complex="12pt"/>
    </style:style>
    <style:style style:name="T1" style:family="text">
      <style:text-properties officeooo:rsid="0025f6a8"/>
    </style:style>
    <style:style style:name="T2" style:family="text">
      <style:text-properties officeooo:rsid="00288a3a"/>
    </style:style>
    <style:style style:name="T3" style:family="text">
      <style:text-properties officeooo:rsid="002f45c6"/>
    </style:style>
    <style:style style:name="T4" style:family="text">
      <style:text-properties fo:font-weight="normal" style:font-weight-asian="normal" style:font-weight-complex="normal"/>
    </style:style>
    <style:style style:name="T5" style:family="text">
      <style:text-properties officeooo:rsid="007adb01"/>
    </style:style>
    <style:style style:name="T6" style:family="text">
      <style:text-properties style:font-name="CMR10" fo:font-size="11pt"/>
    </style:style>
    <style:style style:name="T7" style:family="text">
      <style:text-properties style:font-name="CMR10" fo:font-size="11pt" officeooo:rsid="007c62ba"/>
    </style:style>
    <style:style style:name="T8" style:family="text">
      <style:text-properties fo:font-size="11pt"/>
    </style:style>
    <style:style style:name="T9" style:family="text">
      <style:text-properties fo:font-size="11pt" officeooo:rsid="007c62ba"/>
    </style:style>
    <style:style style:name="T10" style:family="text">
      <style:text-properties officeooo:rsid="007c62b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chnerarchitektur</text:p>
      <text:p text:style-name="P4">Übung <text:span text:style-name="T5">9</text:span></text:p>
      <text:p text:style-name="P3"/>
      <text:p text:style-name="P3">Andreas Timmermann – <text:span text:style-name="T3">Shima Shahadifar</text:span></text:p>
      <text:p text:style-name="P2">MtrNummer: 4994606 - <text:span text:style-name="T3">5018598</text:span></text:p>
      <text:p text:style-name="P6"><text:span text:style-name="T1">Gruppe 2 (</text:span><text:bookmark text:name="studentViewForm:studentViewSectionsTable:2:instructorName"/><text:span text:style-name="T1">Christoph Van <text:s/></text:span>Heteren-Frese<text:span text:style-name="T1">)</text:span></text:p>
      <text:p text:style-name="P1"/>
      <text:p text:style-name="P1"/>
      <text:p text:style-name="P9">Aufgabe 1:</text:p>
      <text:p text:style-name="P9"/>
      <text:p text:style-name="P10">a)<text:span text:style-name="T4"> 28.8 fache Geschwindigkeit.</text:span></text:p>
      <text:p text:style-name="P10">b)<text:span text:style-name="T4"> die maximale Geschwindigkeit sollte theoretisch ins Unendliche ansteigen. </text:span></text:p>
      <text:p text:style-name="P11">Praktisch liegt aber die maximale Beschleunigung bei 900%, da die 10% nichtparallelisierbaren Code den Computer immer auf ein bestimmtes Level bremsen werden, egal wieviele Prozessoren wir verwenden. Stellen wir uns vor, wir hätten 100 Befehle abzuarbeiten und jeder 10. Befehl ist von seinem Vorgänger abhängig. Dann können alle anderen Befehle parallelisiert werden. Aber die restlichen 10% des Codes nicht. Egal wieviele Prozessoren und Pipelines wir haben. In 10% der Fälle muss der Prozessor warten. Also kann er bei 10% Nichtparallelisierung auch nur maximal alle anderen Befehle parallel verarbeiten. Also 900% Steigerung.</text:p>
      <text:p text:style-name="P8"/>
      <text:p text:style-name="P7">Aufgabe <text:span text:style-name="T2">2</text:span>:</text:p>
      <text:p text:style-name="Standard"/>
      <text:p text:style-name="P12">• Ein Sprung, der mit einer H<text:span text:style-name="T10">ä</text:span>ufigkeit von 5% ausgeführt wird. </text:p>
      <text:p text:style-name="P12">(1) Sprünge werden nie ausgeführt</text:p>
      <text:p text:style-name="P12"/>
      <text:p text:style-name="P12">• Ein Sprung, der mit einer Häufigkeit von 95% ausgeführt wird. </text:p>
      <text:p text:style-name="P12">(2) Sprünge werden immer ausgeführt</text:p>
      <text:p text:style-name="P12"/>
      <text:p text:style-name="P12">• Ein Sprung, der mit einer Häufigkeit von 70% ausgeführt wird. </text:p>
      <text:p text:style-name="P12">(3) Dynamische Vorhersage mit einer Vorhersagegenauigkeit im Durchschnitt von 90 %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R10" svg:font-family="CMR10"/>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ody" style:family="paragraph" style:default-outline-level="">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2T21:06:55.320778000</meta:creation-date>
    <dc:date>2016-01-07T18:16:54.982159502</dc:date>
    <meta:editing-duration>PT10H8M24S</meta:editing-duration>
    <meta:editing-cycles>106</meta:editing-cycles>
    <meta:generator>LibreOffice/4.3.3.2$Linux_X86_64 LibreOffice_project/430m0$Build-2</meta:generator>
    <meta:printed-by>Andreas Timmermann</meta:printed-by>
    <meta:print-date>2016-01-07T18:13:23.376079712</meta:print-date>
    <dc:creator>Andreas Timmermann</dc:creator>
    <meta:document-statistic meta:table-count="0" meta:image-count="0" meta:object-count="0" meta:page-count="1" meta:paragraph-count="16" meta:word-count="178" meta:character-count="1227" meta:non-whitespace-character-count="1058"/>
  </office:meta>
</office:document-meta>
</file>